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99999"/>
      <style:text-properties fo:font-size="13pt" style:font-size-asian="13pt" style:font-size-complex="13pt"/>
    </style:style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Instellingen</text:p>
          </table:table-cell>
          <table:table-cell table:style-name="ce3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seWeldingCost</text:p>
          </table:table-cell>
          <table:table-cell table:style-name="ce4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ldingCostWeigh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ldingSpeed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olver</text:p>
          </table:table-cell>
          <table:table-cell table:style-name="ce5" office:value-type="string" calcext:value-type="string">
            <text:p>Ikfast</text:p>
          </table:table-cell>
        </table:table-row>
        <table:table-row table:style-name="ro1">
          <table:table-cell office:value-type="string" calcext:value-type="string">
            <text:p>Poses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Resultaten</text:p>
          </table:table-cell>
          <table:table-cell table:style-name="ce3"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fase1</text:p>
          </table:table-cell>
          <table:table-cell office:value-type="float" office:value="20.962" calcext:value-type="float">
            <text:p>20.962</text:p>
          </table:table-cell>
        </table:table-row>
        <table:table-row table:style-name="ro1">
          <table:table-cell table:style-name="ce2" office:value-type="string" calcext:value-type="string">
            <text:p>fase2</text:p>
          </table:table-cell>
          <table:table-cell office:value-type="float" office:value="90.4148" calcext:value-type="float">
            <text:p>90.4148</text:p>
          </table:table-cell>
        </table:table-row>
        <table:table-row table:style-name="ro1">
          <table:table-cell table:style-name="ce2" office:value-type="string" calcext:value-type="string">
            <text:p>fase3</text:p>
          </table:table-cell>
          <table:table-cell office:value-type="float" office:value="12.2051" calcext:value-type="float">
            <text:p>12.2051</text:p>
          </table:table-cell>
        </table:table-row>
        <table:table-row table:style-name="ro1">
          <table:table-cell table:style-name="ce2" office:value-type="string" calcext:value-type="string">
            <text:p>totaal</text:p>
          </table:table-cell>
          <table:table-cell office:value-type="float" office:value="129.471" calcext:value-type="float">
            <text:p>129.47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4:06:15.084329855</meta:creation-date>
    <dc:date>2017-05-27T14:19:04.183946952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23" meta:object-count="0"/>
  </office:meta>
</office:document-meta>
</file>